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5.188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cc00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66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0000"/>
    </style:style>
    <style:style style:name="P8" style:family="paragraph">
      <loext:graphic-properties draw:fill="none" draw:fill-color="#ffffff"/>
      <style:paragraph-properties fo:text-align="center"/>
      <style:text-properties fo:color="#ff6600"/>
    </style:style>
    <style:style style:name="P9" style:family="paragraph">
      <loext:graphic-properties draw:fill="none" draw:fill-color="#ffffff"/>
      <style:paragraph-properties fo:text-align="center"/>
      <style:text-properties fo:color="#cc9900"/>
    </style:style>
    <style:style style:name="P10" style:family="paragraph">
      <loext:graphic-properties draw:fill="none" draw:fill-color="#ffffff"/>
      <style:paragraph-properties fo:text-align="center"/>
      <style:text-properties fo:color="#009900"/>
    </style:style>
    <style:style style:name="P11" style:family="paragraph">
      <loext:graphic-properties draw:fill="none" draw:fill-color="#ffffff"/>
      <style:paragraph-properties fo:text-align="center"/>
      <style:text-properties fo:color="#0000cc"/>
    </style:style>
    <style:style style:name="P12" style:family="paragraph">
      <loext:graphic-properties draw:fill="none" draw:fill-color="#ffffff"/>
      <style:paragraph-properties fo:text-align="center"/>
      <style:text-properties fo:color="#cc0066"/>
    </style:style>
    <style:style style:name="P13" style:family="paragraph">
      <loext:graphic-properties draw:fill="none" draw:fill-color="#ffffff"/>
      <style:paragraph-properties fo:text-align="center"/>
      <style:text-properties fo:color="#6600cc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-color="#ffffff"/>
    </style:style>
    <style:style style:name="T1" style:family="text">
      <style:text-properties fo:color="#ff0000"/>
    </style:style>
    <style:style style:name="T2" style:family="text">
      <style:text-properties fo:color="#ff6600"/>
    </style:style>
    <style:style style:name="T3" style:family="text">
      <style:text-properties fo:color="#cc9900"/>
    </style:style>
    <style:style style:name="T4" style:family="text">
      <style:text-properties fo:color="#009900"/>
    </style:style>
    <style:style style:name="T5" style:family="text">
      <style:text-properties fo:color="#0000cc"/>
    </style:style>
    <style:style style:name="T6" style:family="text">
      <style:text-properties fo:color="#cc0066"/>
    </style:style>
    <style:style style:name="T7" style:family="text">
      <style:text-properties fo:color="#6600cc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2" draw:layer="layout" svg:width="4.4cm" svg:height="5.438cm" svg:x="23cm" svg:y="0.826cm">
          <draw:text-box>
            <text:p text:style-name="P1">PB：正的大</text:p>
            <text:p text:style-name="P1">PM：正的中</text:p>
            <text:p text:style-name="P1">PS：正的小</text:p>
            <text:p text:style-name="P1">ZR：零</text:p>
            <text:p text:style-name="P1">NS：正的小</text:p>
            <text:p text:style-name="P1">NM：正的中</text:p>
            <text:p text:style-name="P1">NB：正的大</text:p>
          </draw:text-box>
        </draw:frame>
        <draw:g>
          <draw:g>
            <draw:g>
              <draw:line draw:style-name="gr2" draw:text-style-name="P3" draw:layer="layout" svg:x1="1.8cm" svg:y1="13.8cm" svg:x2="21.2cm" svg:y2="13.8cm">
                <text:p/>
              </draw:line>
              <draw:line draw:style-name="gr2" draw:text-style-name="P3" draw:layer="layout" svg:x1="2.4cm" svg:y1="13.3cm" svg:x2="2.4cm" svg:y2="14.3cm">
                <text:p/>
              </draw:line>
              <draw:line draw:style-name="gr2" draw:text-style-name="P3" draw:layer="layout" svg:x1="5.4cm" svg:y1="13.3cm" svg:x2="5.4cm" svg:y2="14.3cm">
                <text:p/>
              </draw:line>
              <draw:line draw:style-name="gr2" draw:text-style-name="P3" draw:layer="layout" svg:x1="8.4cm" svg:y1="13.3cm" svg:x2="8.4cm" svg:y2="14.3cm">
                <text:p/>
              </draw:line>
              <draw:line draw:style-name="gr2" draw:text-style-name="P3" draw:layer="layout" svg:x1="11.4cm" svg:y1="13.3cm" svg:x2="11.4cm" svg:y2="14.3cm">
                <text:p/>
              </draw:line>
              <draw:line draw:style-name="gr2" draw:text-style-name="P3" draw:layer="layout" svg:x1="14.4cm" svg:y1="13.3cm" svg:x2="14.4cm" svg:y2="14.3cm">
                <text:p/>
              </draw:line>
              <draw:line draw:style-name="gr2" draw:text-style-name="P3" draw:layer="layout" svg:x1="17.4cm" svg:y1="13.3cm" svg:x2="17.4cm" svg:y2="14.3cm">
                <text:p/>
              </draw:line>
              <draw:line draw:style-name="gr2" draw:text-style-name="P3" draw:layer="layout" svg:x1="20.4cm" svg:y1="13.3cm" svg:x2="20.4cm" svg:y2="14.3cm">
                <text:p/>
              </draw:line>
            </draw:g>
            <draw:frame draw:style-name="gr3" draw:text-style-name="P4" draw:layer="layout" svg:width="1.6cm" svg:height="0.962cm" svg:x="1.6cm" svg:y="14.3cm">
              <draw:text-box>
                <text:p>-10</text:p>
              </draw:text-box>
            </draw:frame>
            <draw:frame draw:style-name="gr3" draw:text-style-name="P6" draw:layer="layout" svg:width="1.6cm" svg:height="0.962cm" svg:x="4.6cm" svg:y="14.3cm">
              <draw:text-box>
                <text:p text:style-name="P5">-7</text:p>
              </draw:text-box>
            </draw:frame>
            <draw:frame draw:style-name="gr3" draw:text-style-name="P6" draw:layer="layout" svg:width="1.6cm" svg:height="0.962cm" svg:x="7.6cm" svg:y="14.3cm">
              <draw:text-box>
                <text:p text:style-name="P5">-3.5</text:p>
              </draw:text-box>
            </draw:frame>
            <draw:frame draw:style-name="gr3" draw:text-style-name="P6" draw:layer="layout" svg:width="1.6cm" svg:height="0.962cm" svg:x="10.6cm" svg:y="14.3cm">
              <draw:text-box>
                <text:p text:style-name="P5">0</text:p>
              </draw:text-box>
            </draw:frame>
            <draw:frame draw:style-name="gr3" draw:text-style-name="P6" draw:layer="layout" svg:width="1.6cm" svg:height="0.962cm" svg:x="13.6cm" svg:y="14.3cm">
              <draw:text-box>
                <text:p text:style-name="P5">3.5</text:p>
              </draw:text-box>
            </draw:frame>
            <draw:frame draw:style-name="gr3" draw:text-style-name="P6" draw:layer="layout" svg:width="1.6cm" svg:height="0.962cm" svg:x="16.6cm" svg:y="14.3cm">
              <draw:text-box>
                <text:p text:style-name="P5">7</text:p>
              </draw:text-box>
            </draw:frame>
            <draw:frame draw:style-name="gr3" draw:text-style-name="P6" draw:layer="layout" svg:width="1.6cm" svg:height="0.962cm" svg:x="19.6cm" svg:y="14.3cm">
              <draw:text-box>
                <text:p text:style-name="P5">10</text:p>
              </draw:text-box>
            </draw:frame>
          </draw:g>
          <draw:frame draw:style-name="gr3" draw:text-style-name="P7" draw:layer="layout" svg:width="1.6cm" svg:height="0.962cm" svg:x="1.601cm" svg:y="4.8cm">
            <draw:text-box>
              <text:p text:style-name="P5"><text:span text:style-name="T1">NB</text:span></text:p>
            </draw:text-box>
          </draw:frame>
          <draw:frame draw:style-name="gr3" draw:text-style-name="P8" draw:layer="layout" svg:width="1.6cm" svg:height="0.962cm" svg:x="4.601cm" svg:y="4.8cm">
            <draw:text-box>
              <text:p text:style-name="P5"><text:span text:style-name="T2">NM</text:span></text:p>
            </draw:text-box>
          </draw:frame>
          <draw:frame draw:style-name="gr3" draw:text-style-name="P9" draw:layer="layout" svg:width="1.6cm" svg:height="0.962cm" svg:x="7.601cm" svg:y="4.8cm">
            <draw:text-box>
              <text:p text:style-name="P5"><text:span text:style-name="T3">NS</text:span></text:p>
            </draw:text-box>
          </draw:frame>
          <draw:frame draw:style-name="gr3" draw:text-style-name="P10" draw:layer="layout" svg:width="1.6cm" svg:height="0.962cm" svg:x="10.601cm" svg:y="4.8cm">
            <draw:text-box>
              <text:p text:style-name="P5"><text:span text:style-name="T4">ZR</text:span></text:p>
            </draw:text-box>
          </draw:frame>
          <draw:frame draw:style-name="gr3" draw:text-style-name="P11" draw:layer="layout" svg:width="1.6cm" svg:height="0.962cm" svg:x="13.601cm" svg:y="4.8cm">
            <draw:text-box>
              <text:p text:style-name="P5"><text:span text:style-name="T5">PS</text:span></text:p>
            </draw:text-box>
          </draw:frame>
          <draw:frame draw:style-name="gr3" draw:text-style-name="P12" draw:layer="layout" svg:width="1.6cm" svg:height="0.962cm" svg:x="16.601cm" svg:y="4.8cm">
            <draw:text-box>
              <text:p text:style-name="P5"><text:span text:style-name="T6">PM</text:span></text:p>
            </draw:text-box>
          </draw:frame>
          <draw:frame draw:style-name="gr3" draw:text-style-name="P13" draw:layer="layout" svg:width="1.6cm" svg:height="0.962cm" svg:x="19.601cm" svg:y="4.8cm">
            <draw:text-box>
              <text:p text:style-name="P5"><text:span text:style-name="T7">PB</text:span></text:p>
            </draw:text-box>
          </draw:frame>
          <draw:custom-shape draw:style-name="gr4" draw:text-style-name="P14" xml:id="id1" draw:id="id1" draw:layer="layout" svg:width="0.2cm" svg:height="0.2cm" svg:x="2.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5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8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11.302cm" svg:y="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14.303cm" svg:y="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14.304cm" svg:y="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17.305cm" svg:y="6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20.306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xml:id="id4" draw:id="id4" draw:layer="layout" svg:width="0.2cm" svg:height="0.2cm" svg:x="2.3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xml:id="id2" draw:id="id2" draw:layer="layout" svg:width="0.2cm" svg:height="0.2cm" svg:x="5.3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8.303cm" svg:y="13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11.304cm" svg:y="13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14.305cm" svg:y="1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17.306cm" svg:y="13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0.2cm" svg:height="0.2cm" svg:x="20.307cm" svg:y="13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line" svg:x1="2.4cm" svg:y1="6.2cm" svg:x2="5.402cm" svg:y2="13.702cm" draw:start-shape="id1" draw:start-glue-point="8" draw:end-shape="id2" draw:end-glue-point="4" svg:d="M2400 6200l3002 7502" svg:viewBox="0 0 3003 7503">
            <text:p/>
          </draw:connector>
          <draw:connector draw:style-name="gr6" draw:text-style-name="P3" xml:id="id3" draw:id="id3" draw:layer="layout" draw:type="line" svg:x1="5.4cm" svg:y1="6.2cm" svg:x2="8.402cm" svg:y2="13.702cm" svg:d="M5400 6200l3002 7502" svg:viewBox="0 0 3003 7503">
            <text:p/>
          </draw:connector>
          <draw:connector draw:style-name="gr7" draw:text-style-name="P3" draw:layer="layout" draw:type="line" svg:x1="8.4cm" svg:y1="6.2cm" svg:x2="11.402cm" svg:y2="13.702cm" svg:d="M8400 6200l3002 7502" svg:viewBox="0 0 3003 7503">
            <text:p/>
          </draw:connector>
          <draw:connector draw:style-name="gr8" draw:text-style-name="P3" draw:layer="layout" draw:type="line" svg:x1="11.4cm" svg:y1="6.2cm" svg:x2="14.402cm" svg:y2="13.702cm" svg:d="M11400 6200l3002 7502" svg:viewBox="0 0 3003 7503">
            <text:p/>
          </draw:connector>
          <draw:connector draw:style-name="gr9" draw:text-style-name="P3" draw:layer="layout" draw:type="line" svg:x1="14.4cm" svg:y1="6.2cm" svg:x2="17.402cm" svg:y2="13.702cm" svg:d="M14400 6200l3002 7502" svg:viewBox="0 0 3003 7503">
            <text:p/>
          </draw:connector>
          <draw:connector draw:style-name="gr10" draw:text-style-name="P3" draw:layer="layout" draw:type="line" svg:x1="17.4cm" svg:y1="6.2cm" svg:x2="20.402cm" svg:y2="13.702cm" svg:d="M17400 6200l3002 7502" svg:viewBox="0 0 3003 7503">
            <text:p/>
          </draw:connector>
          <draw:connector draw:style-name="gr6" draw:text-style-name="P3" draw:layer="layout" draw:type="line" svg:x1="5.4cm" svg:y1="6.2cm" svg:x2="2.472cm" svg:y2="13.73cm" draw:start-shape="id3" draw:start-glue-point="2" draw:end-shape="id4" draw:end-glue-point="11" svg:d="M5400 6200l-2928 7530" svg:viewBox="0 0 2929 7531">
            <text:p/>
          </draw:connector>
          <draw:connector draw:style-name="gr7" draw:text-style-name="P3" draw:layer="layout" draw:type="line" svg:x1="8.4cm" svg:y1="6.2cm" svg:x2="5.472cm" svg:y2="13.73cm" svg:d="M8400 6200l-2928 7530" svg:viewBox="0 0 2929 7531">
            <text:p/>
          </draw:connector>
          <draw:connector draw:style-name="gr8" draw:text-style-name="P3" draw:layer="layout" draw:type="line" svg:x1="11.4cm" svg:y1="6.2cm" svg:x2="8.472cm" svg:y2="13.73cm" svg:d="M11400 6200l-2928 7530" svg:viewBox="0 0 2929 7531">
            <text:p/>
          </draw:connector>
          <draw:connector draw:style-name="gr9" draw:text-style-name="P3" draw:layer="layout" draw:type="line" svg:x1="14.4cm" svg:y1="6.2cm" svg:x2="11.472cm" svg:y2="13.73cm" svg:d="M14400 6200l-2928 7530" svg:viewBox="0 0 2929 7531">
            <text:p/>
          </draw:connector>
          <draw:connector draw:style-name="gr10" draw:text-style-name="P3" draw:layer="layout" draw:type="line" svg:x1="17.4cm" svg:y1="6.2cm" svg:x2="14.472cm" svg:y2="13.73cm" svg:d="M17400 6200l-2928 7530" svg:viewBox="0 0 2929 7531">
            <text:p/>
          </draw:connector>
          <draw:connector draw:style-name="gr11" draw:text-style-name="P3" draw:layer="layout" draw:type="line" svg:x1="20.4cm" svg:y1="6.2cm" svg:x2="17.472cm" svg:y2="13.73cm" svg:d="M20400 6200l-2928 7530" svg:viewBox="0 0 2929 7531">
            <text:p/>
          </draw:connector>
        </draw:g>
        <draw:custom-shape draw:style-name="gr12" draw:text-style-name="P15" draw:layer="layout" svg:width="7cm" svg:height="3.4cm" svg:x="1.001cm" svg:y="0.827cm">
          <text:p text:style-name="P5"><text:span text:style-name="T8">計算</text:span><text:span text:style-name="T8">m.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23T10:13:23.648001123</dc:date>
    <meta:editing-duration>PT1H20M35S</meta:editing-duration>
    <meta:editing-cycles>15</meta:editing-cycles>
    <meta:generator>LibreOffice/5.2.5.1$Linux_X86_64 LibreOffice_project/0312e1a284a7d50ca85a365c316c7abbf20a4d22</meta:generator>
    <meta:document-statistic meta:object-count="79"/>
  </office:meta>
</office:document-meta>
</file>